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ateralCacheMulticaster.LateralCacheMulticaster( ICacheElement ice , ArrayList serv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ateralCacheMulticaster.multicas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